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"/>
    <style:style style:name="P4" style:family="paragraph" style:parent-style-name="Heading_20_1" style:list-style-name=""/>
    <style:style style:name="P5" style:family="paragraph" style:parent-style-name="Heading_20_1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JENDRIX </text:h>
      <text:h text:style-name="Heading_20_1" text:outline-level="1">Manuel d'utilisation <text:tab/></text:h>
      <text:h text:style-name="P4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Romain RACZKA <text:s text:c="2"/>Florian BERNOUD</text:h>
      <text:p text:style-name="Text_20_body"/>
      <text:h text:style-name="Heading_20_1" text:outline-level="1"><text:soft-page-break/>1. Amplification</text:h>
      <text:p text:style-name="Standard"><text:s/>Etage </text:p>
      <text:p text:style-name="Standard"/>
      <text:h text:style-name="Heading_20_1" text:outline-level="1">2. Ecoute sur HautParleur</text:h>
      <text:list xml:id="list2041320197" text:style-name="L1">
        <text:list-header>
          <text:p text:style-name="P1"/>
        </text:list-header>
      </text:list>
      <text:h text:style-name="Heading_20_1" text:outline-level="1">3. Branchement Arduino </text:h>
      <text:h text:style-name="Heading_20_1" text:outline-level="1">4. Sortie « étage » Port série <text:s/></text:h>
      <text:p text:style-name="Standard"/>
      <text:p text:style-name="Standard"/>
      <text:h text:style-name="Heading_20_1" text:outline-level="1">5. DPACK</text:h>
      <text:p text:style-name="Standard"/>
      <text:p text:style-name="Standard"># Fichier de rappel de la procédure de configuration du module Dpac </text:p>
      <text:p text:style-name="Standard"># Fichier manuel utilisé Airborne WLN DataBook RevE.pdf p 87 et 88 </text:p>
      <text:p text:style-name="Standard"># (page 54 pour le mode UDP) </text:p>
      <text:p text:style-name="Standard"># </text:p>
      <text:p text:style-name="Standard"># Commande a utiliser dans le cli </text:p>
      <text:p text:style-name="Standard"/>
      <text:p text:style-name="Standard">se connecter grace a minicom en 9600 8n1 </text:p>
      <text:p text:style-name="Standard">p74 AirbornWLNDataBook.pdf </text:p>
      <text:p text:style-name="Standard"/>
      <text:p text:style-name="P2">Régler le niveau d'authentification (L1, L2, L3...) </text:p>
      <text:p text:style-name="P2"/>
      <text:p text:style-name="P2">auth dpac dpac <text:tab/><text:tab/><text:tab/>//règle le niveau à L5 </text:p>
      <text:p text:style-name="P2"/>
      <text:p text:style-name="P2">wl-ssid [nom du ssid]<text:tab/><text:tab/>// donner le nom du ssid </text:p>
      <text:p text:style-name="P2">wl-type p<text:tab/><text:tab/><text:tab/><text:tab/>// en mode ad-hoc </text:p>
      <text:p text:style-name="P2">wl-dhcp 1 <text:s text:c="4"/><text:tab/><text:tab/><text:tab/><text:tab/>// on active le dhcp </text:p>
      <text:p text:style-name="P2">wl-chan 1 <text:tab/> <text:tab/><text:tab/><text:tab/>// on force l'utilisation du canal 1 </text:p>
      <text:p text:style-name="P2">commit<text:tab/><text:tab/><text:tab/><text:tab/>// Sauvegarde </text:p>
      <text:p text:style-name="P2">restart<text:tab/><text:tab/><text:tab/><text:tab/><text:tab/>// redémarrage </text:p>
      <text:p text:style-name="Standard"/>
      <text:p text:style-name="Standard"># la connexion doit à partir de la s'établir entre le module et le périphérique wifi distant </text:p>
      <text:p text:style-name="Standard"># une fois la connexion établie on peut se connecter en utilisant l'interface web en regardant au </text:p>
      <text:p text:style-name="Standard"># préalable l'adresse ip attribuée avec la commande wl-info </text:p>
      <text:p text:style-name="Standard"># ensuite il suffit de taper cette adresse dans le navigateur. user oem et mdp oem </text:p>
      <text:p text:style-name="Standard">(dpac mdp dpac marche aussi) // pas de différence notable identifiée </text:p>
      <text:p text:style-name="Standard"/>
      <text:p text:style-name="Standard"># message pour moi : lors du test de connexion avec mon portable pbm de reconnexion wifi, il faut désactiver le réseau filaire, se connecter avec le sans fil et réactiver le réseau filaire. </text:p>
      <text:p text:style-name="Standard"/>
      <text:p text:style-name="Standard"># pour tester la connexion entre le module et le pc </text:p>
      <text:p text:style-name="Standard">lancer netwag <text:s/></text:p>
      <text:p text:style-name="Standard">- Solution 1: sélectionner le programme 89 </text:p>
      <text:p text:style-name="Standard"/>
      <text:p text:style-name="Standard">- Solution 2 // utiliser uniquement netwag afin de récupérer le N° de programme et la commande </text:p>
      <text:p text:style-name="Standard"><text:soft-page-break/>sélectionner server tcp </text:p>
      <text:p text:style-name="Standard">sélectionner le port </text:p>
      <text:p text:style-name="Standard">lancer la commande correspondante avec netwox </text:p>
      <text:p text:style-name="Standard">exemple: netwox 89 --src-port 2000 lance un server tcp qui écoute sur le port 2000 </text:p>
      <text:p text:style-name="Standard"/>
      <text:p text:style-name="Standard">sur le module en commande, taper </text:p>
      <text:p text:style-name="Standard">wl-tcp-ip [@ip] </text:p>
      <text:p text:style-name="Standard">wl-tcp-port[port] </text:p>
      <text:p text:style-name="Standard">pass<text:tab/># pour passer en mode transfert de donné </text:p>
      <text:p text:style-name="Standard">taper du texte il doit s'afficher dans la console ou est lancé le serveur tcp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B </meta:initial-creator>
    <meta:creation-date>2013-01-31T09:55:09</meta:creation-date>
    <meta:generator>LibreOffice/3.5$Linux_x86 LibreOffice_project/350m1$Build-2</meta:generator>
    <dc:date>2013-02-01T13:09:29</dc:date>
    <dc:creator>FB </dc:creator>
    <meta:editing-duration>P0D</meta:editing-duration>
    <meta:editing-cycles>2</meta:editing-cycles>
    <meta:document-statistic meta:table-count="0" meta:image-count="0" meta:object-count="0" meta:page-count="3" meta:paragraph-count="43" meta:word-count="330" meta:character-count="1917" meta:non-whitespace-character-count="1559"/>
  </office:meta>
</office:document-meta>
</file>